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6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2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2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278016">
            <text:p>-278016</text:p>
          </table:table-cell>
          <table:table-cell table:style-name="ce5" table:formula="of:=SUM([.F1:.L23])" office:value-type="float" office:value="631127">
            <text:p>631127</text:p>
          </table:table-cell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2" office:value-type="string">
            <text:p>axis annual fee</text:p>
          </table:table-cell>
          <table:table-cell office:value-type="float" office:value="-900">
            <text:p>-900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2" office:value-type="string">
            <text:p>bike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2"/>
        </table:table-row>
        <table:table-row table:style-name="ro4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3" office:value-type="string">
            <text:p>TECHPROCESS SOLUTIONS LTD </text:p>
          </table:table-cell>
          <table:table-cell office:value-type="float" office:value="-1311">
            <text:p>-1311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2" office:value-type="string">
            <text:p>raju NTK</text:p>
          </table:table-cell>
          <table:table-cell office:value-type="float" office:value="-40000">
            <text:p>-40000</text:p>
          </table:table-cell>
          <table:table-cell office:value-type="string">
            <text:p>50k got 10k</text:p>
          </table:table-cell>
          <table:table-cell table:number-columns-repeated="2"/>
        </table:table-row>
        <table:table-row table:style-name="ro5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2" office:value-type="string">
            <text:p>Jan 23<text:span text:style-name="T1">rd</text:span></text:p>
          </table:table-cell>
          <table:table-cell office:value-type="float" office:value="-100000">
            <text:p>-100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2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2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3"/>
        </table:table-row>
        <table:table-row table:style-name="ro5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2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 for monthly salary?</text:p>
          </table:table-cell>
          <table:table-cell table:number-columns-repeated="2"/>
        </table:table-row>
        <table:table-row table:style-name="ro6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2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2"/>
        </table:table-row>
        <table:table-row table:style-name="ro7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2" office:value-type="string">
            <text:p>balance</text:p>
          </table:table-cell>
          <table:table-cell office:value-type="float" office:value="-94700">
            <text:p>-94700</text:p>
          </table:table-cell>
          <table:table-cell office:value-type="string">
            <text:p>what ids canara bank account no? 4373101010564CNRB0004373</text:p>
          </table:table-cell>
          <table:table-cell table:number-columns-repeated="2"/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2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2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2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Land Sand</text:p>
          </table:table-cell>
          <table:table-cell office:value-type="float" office:value="-7000">
            <text:p>-7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503">
            <text:p>9503</text:p>
          </table:table-cell>
          <table:table-cell table:number-columns-repeated="2"/>
          <table:table-cell office:value-type="string">
            <text:p>Land Veli</text:p>
          </table:table-cell>
          <table:table-cell office:value-type="float" office:value="-13000">
            <text:p>-13000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float" office:value="135860">
            <text:p>135860</text:p>
          </table:table-cell>
          <table:table-cell table:number-columns-repeated="2"/>
          <table:table-cell office:value-type="string">
            <text:p>Amma Bag</text:p>
          </table:table-cell>
          <table:table-cell office:value-type="float" office:value="-2000">
            <text:p>-2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8330">
            <text:p>6833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510">
            <text:p>685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5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7/16/2018</text:date>, <text:time>11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14T23:32:41.88</meta:creation-date>
    <dc:date>2018-07-16T11:43:44.18</dc:date>
    <dc:creator>jawahar subramanian</dc:creator>
    <meta:editing-duration>PT51M22S</meta:editing-duration>
    <meta:editing-cycles>31</meta:editing-cycles>
    <meta:generator>OpenOffice/4.1.5$Win32 OpenOffice.org_project/415m1$Build-9789</meta:generator>
    <meta:document-statistic meta:table-count="3" meta:cell-count="100" meta:object-count="0"/>
  </office:meta>
</office:document-meta>
</file>